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5mm"/>
    </style:style>
    <style:style style:name="co2" style:family="table-column">
      <style:table-column-properties fo:break-before="auto" style:column-width="177.27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Doleť k mé značce."</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cestu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Tito lučištníci kouzelný svitek chrání. Poraž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string" calcext:value-type="string">
            <text:p>xx</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ková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Od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Vy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Vy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přes něj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manu</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Součas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Teď musíš doletět k portálu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7">00.00.0000</text:date>, <text:time style:data-style-name="N2" text:time-value="17:41:45.938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2-07T17:49:33.073000000</dc:date>
    <meta:editing-duration>PT1H17M25S</meta:editing-duration>
    <meta:editing-cycles>26</meta:editing-cycles>
    <meta:document-statistic meta:table-count="1" meta:cell-count="1531" meta:object-count="0"/>
  </office:meta>
</office:document-meta>
</file>